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Comfortaa" officeooo:rsid="000af305" officeooo:paragraph-rsid="000af305"/>
    </style:style>
    <style:style style:name="P2" style:family="paragraph" style:parent-style-name="Text_20_body">
      <style:text-properties style:font-name="Comfortaa" officeooo:rsid="000b4453" officeooo:paragraph-rsid="000b4453"/>
    </style:style>
    <style:style style:name="P3" style:family="paragraph" style:parent-style-name="Text_20_body">
      <style:text-properties style:font-name="Comfortaa" officeooo:rsid="000bf7e7" officeooo:paragraph-rsid="000bf7e7"/>
    </style:style>
    <style:style style:name="P4" style:family="paragraph" style:parent-style-name="Text_20_body">
      <style:text-properties style:font-name="Comfortaa" officeooo:rsid="000bf7e7" officeooo:paragraph-rsid="001056cc"/>
    </style:style>
    <style:style style:name="P5" style:family="paragraph" style:parent-style-name="Text_20_body">
      <style:text-properties style:font-name="Comfortaa" officeooo:rsid="000bf7e7" officeooo:paragraph-rsid="001b5b36"/>
    </style:style>
    <style:style style:name="P6" style:family="paragraph" style:parent-style-name="Text_20_body">
      <style:text-properties style:font-name="Comfortaa" officeooo:rsid="000a44cc" officeooo:paragraph-rsid="000a44cc"/>
    </style:style>
    <style:style style:name="P7" style:family="paragraph" style:parent-style-name="Text_20_body">
      <style:text-properties style:font-name="Comfortaa" officeooo:paragraph-rsid="000bf7e7"/>
    </style:style>
    <style:style style:name="P8" style:family="paragraph" style:parent-style-name="Text_20_body">
      <style:text-properties style:font-name="Comfortaa" officeooo:rsid="00154ca0" officeooo:paragraph-rsid="00154ca0"/>
    </style:style>
    <style:style style:name="P9" style:family="paragraph" style:parent-style-name="Text_20_body">
      <style:text-properties style:font-name="Comfortaa" officeooo:paragraph-rsid="00154ca0"/>
    </style:style>
    <style:style style:name="P10" style:family="paragraph" style:parent-style-name="Text_20_body">
      <style:text-properties style:font-name="Comfortaa" officeooo:rsid="001a709a" officeooo:paragraph-rsid="001a709a"/>
    </style:style>
    <style:style style:name="P11" style:family="paragraph" style:parent-style-name="Text_20_body">
      <style:text-properties style:font-name="Comfortaa" fo:font-weight="bold" officeooo:rsid="000bf7e7" officeooo:paragraph-rsid="000bf7e7" style:font-weight-asian="bold" style:font-weight-complex="bold"/>
    </style:style>
    <style:style style:name="P12" style:family="paragraph" style:parent-style-name="Text_20_body">
      <style:text-properties style:font-name="Comfortaa" fo:font-weight="bold" officeooo:paragraph-rsid="0014defc" style:font-weight-asian="bold" style:font-weight-complex="bold"/>
    </style:style>
    <style:style style:name="P13" style:family="paragraph" style:parent-style-name="Text_20_body">
      <style:text-properties style:font-name="Comfortaa" fo:font-weight="bold" officeooo:paragraph-rsid="000bf7e7" style:font-weight-asian="bold" style:font-weight-complex="bold"/>
    </style:style>
    <style:style style:name="P14" style:family="paragraph" style:parent-style-name="Text_20_body">
      <style:text-properties style:font-name="Comfortaa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omfortaa" officeooo:rsid="001c8e4d" officeooo:paragraph-rsid="001c8e4d"/>
    </style:style>
    <style:style style:name="P16" style:family="paragraph" style:parent-style-name="Text_20_body">
      <style:text-properties style:font-name="Comfortaa" officeooo:paragraph-rsid="002304c8"/>
    </style:style>
    <style:style style:name="P17" style:family="paragraph" style:parent-style-name="Text_20_body">
      <style:text-properties officeooo:rsid="00241c8b" officeooo:paragraph-rsid="00241c8b"/>
    </style:style>
    <style:style style:name="P18" style:family="paragraph" style:parent-style-name="Title">
      <style:text-properties style:font-name="Comfortaa" fo:font-size="28pt" fo:font-weight="bold" officeooo:rsid="000a44cc" officeooo:paragraph-rsid="000a44cc" style:font-name-asian="Noto Sans CJK SC" style:font-size-asian="28pt" style:font-weight-asian="bold" style:font-name-complex="Droid Sans Devanagari" style:font-size-complex="28pt" style:font-weight-complex="bold"/>
    </style:style>
    <style:style style:name="P19" style:family="paragraph" style:parent-style-name="Text_20_body">
      <style:text-properties style:font-name="Comfortaa" fo:font-size="12pt" fo:font-weight="normal" officeooo:rsid="00241c8b" officeooo:paragraph-rsid="00241c8b" style:font-name-asian="Noto Sans CJK SC" style:font-size-asian="10.5pt" style:font-weight-asian="normal" style:font-name-complex="Droid Sans Devanagari" style:font-size-complex="12pt" style:font-weight-complex="normal"/>
    </style:style>
    <style:style style:name="P20" style:family="paragraph" style:parent-style-name="Text_20_body">
      <style:text-properties style:font-name="Comfortaa" fo:font-size="14pt" fo:font-weight="bold" officeooo:rsid="001deff3" officeooo:paragraph-rsid="00241c8b" style:font-name-asian="Noto Sans CJK SC" style:font-size-asian="14pt" style:font-weight-asian="bold" style:font-name-complex="Droid Sans Devanagari" style:font-size-complex="14pt" style:font-weight-complex="bold"/>
    </style:style>
    <style:style style:name="P21" style:family="paragraph" style:parent-style-name="Text_20_body">
      <style:text-properties style:font-name="Comfortaa" fo:font-size="14pt" fo:font-weight="bold" officeooo:rsid="001deff3" officeooo:paragraph-rsid="00218344" style:font-name-asian="Noto Sans CJK SC" style:font-size-asian="14pt" style:font-weight-asian="bold" style:font-name-complex="Droid Sans Devanagari" style:font-size-complex="14pt" style:font-weight-complex="bold"/>
    </style:style>
    <style:style style:name="P22" style:family="paragraph" style:parent-style-name="Heading_20_3">
      <style:text-properties style:font-name="Comfortaa" fo:font-size="14pt" fo:font-weight="bold" style:font-size-asian="14pt" style:font-weight-asian="bold" style:font-size-complex="14pt" style:font-weight-complex="bold"/>
    </style:style>
    <style:style style:name="P23" style:family="paragraph" style:parent-style-name="Heading_20_3">
      <style:text-properties style:font-name="Comfortaa" fo:font-size="14pt" fo:font-weight="bold" officeooo:rsid="000a44cc" officeooo:paragraph-rsid="000a44cc" style:font-name-asian="Noto Sans CJK SC" style:font-size-asian="14pt" style:font-weight-asian="bold" style:font-name-complex="Droid Sans Devanagari" style:font-size-complex="14pt" style:font-weight-complex="bold"/>
    </style:style>
    <style:style style:name="P24" style:family="paragraph" style:parent-style-name="Heading_20_3">
      <style:text-properties style:font-name="Comfortaa" fo:font-size="14pt" fo:font-weight="bold" officeooo:rsid="001deff3" officeooo:paragraph-rsid="00218344" style:font-name-asian="Noto Sans CJK SC" style:font-size-asian="14pt" style:font-weight-asian="bold" style:font-name-complex="Droid Sans Devanagari" style:font-size-complex="14pt" style:font-weight-complex="bold"/>
    </style:style>
    <style:style style:name="T1" style:family="text">
      <style:text-properties style:font-name="Comfortaa" fo:font-size="14pt" fo:font-weight="bold" style:font-name-asian="Noto Sans CJK SC" style:font-size-asian="14pt" style:font-weight-asian="bold" style:font-name-complex="Droid Sans Devanagari" style:font-size-complex="14pt" style:font-weight-complex="bold"/>
    </style:style>
    <style:style style:name="T2" style:family="text">
      <style:text-properties style:font-name="Comfortaa" fo:font-size="14pt" fo:font-weight="bold" officeooo:rsid="001deff3" style:font-name-asian="Noto Sans CJK SC" style:font-size-asian="14pt" style:font-weight-asian="bold" style:font-name-complex="Droid Sans Devanagari" style:font-size-complex="14pt" style:font-weight-complex="bold"/>
    </style:style>
    <style:style style:name="T3" style:family="text">
      <style:text-properties style:font-name="Comfortaa" fo:font-size="14pt" fo:font-weight="bold" officeooo:rsid="002a6bba" style:font-name-asian="Noto Sans CJK SC" style:font-size-asian="14pt" style:font-weight-asian="bold" style:font-name-complex="Droid Sans Devanagari" style:font-size-complex="14pt" style:font-weight-complex="bold"/>
    </style:style>
    <style:style style:name="T4" style:family="text">
      <style:text-properties officeooo:rsid="000b4453"/>
    </style:style>
    <style:style style:name="T5" style:family="text">
      <style:text-properties officeooo:rsid="000bf7e7"/>
    </style:style>
    <style:style style:name="T6" style:family="text">
      <style:text-properties officeooo:rsid="001046e9"/>
    </style:style>
    <style:style style:name="T7" style:family="text">
      <style:text-properties officeooo:rsid="001056cc"/>
    </style:style>
    <style:style style:name="T8" style:family="text">
      <style:text-properties officeooo:rsid="0011fb47"/>
    </style:style>
    <style:style style:name="T9" style:family="text">
      <style:text-properties officeooo:rsid="00133c76"/>
    </style:style>
    <style:style style:name="T10" style:family="text">
      <style:text-properties officeooo:rsid="0014def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a44cc" style:font-size-asian="14pt" style:font-size-complex="14pt"/>
    </style:style>
    <style:style style:name="T13" style:family="text">
      <style:text-properties officeooo:rsid="00154ca0"/>
    </style:style>
    <style:style style:name="T14" style:family="text">
      <style:text-properties officeooo:rsid="00155255"/>
    </style:style>
    <style:style style:name="T15" style:family="text">
      <style:text-properties officeooo:rsid="0016fb41"/>
    </style:style>
    <style:style style:name="T16" style:family="text">
      <style:text-properties officeooo:rsid="001a709a"/>
    </style:style>
    <style:style style:name="T17" style:family="text">
      <style:text-properties officeooo:rsid="001b5b36"/>
    </style:style>
    <style:style style:name="T18" style:family="text">
      <style:text-properties officeooo:rsid="001bcec6"/>
    </style:style>
    <style:style style:name="T19" style:family="text">
      <style:text-properties officeooo:rsid="000a44cc" style:font-name-asian="Noto Sans CJK SC" style:font-name-complex="Droid Sans Devanagari"/>
    </style:style>
    <style:style style:name="T20" style:family="text">
      <style:text-properties officeooo:rsid="001d88b6"/>
    </style:style>
    <style:style style:name="T21" style:family="text">
      <style:text-properties officeooo:rsid="001ece2c"/>
    </style:style>
    <style:style style:name="T22" style:family="text">
      <style:text-properties officeooo:rsid="00218344"/>
    </style:style>
    <style:style style:name="T23" style:family="text">
      <style:text-properties officeooo:rsid="002304c8"/>
    </style:style>
    <style:style style:name="T24" style:family="text">
      <style:text-properties officeooo:rsid="0025fc74"/>
    </style:style>
    <style:style style:name="T25" style:family="text">
      <style:text-properties officeooo:rsid="002755ff"/>
    </style:style>
    <style:style style:name="T26" style:family="text">
      <style:text-properties officeooo:rsid="00290b38"/>
    </style:style>
    <style:style style:name="T27" style:family="text">
      <style:text-properties officeooo:rsid="00294a3e"/>
    </style:style>
    <style:style style:name="T28" style:family="text">
      <style:text-properties officeooo:rsid="002b0f31"/>
    </style:style>
    <style:style style:name="T29" style:family="text">
      <style:text-properties officeooo:rsid="002bf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Game design @ vespucci</text:p>
      <text:p text:style-name="P14"/>
      <text:h text:style-name="P22" text:outline-level="3"><text:span text:style-name="T19">About</text:span>:</text:h>
      <text:p text:style-name="P6">Durata del corso: 30 ore divise in 4 settimane.</text:p>
      <text:p text:style-name="P1">Tenuto da: Andrea Mazzei <text:span text:style-name="T27">(</text:span><text:a xlink:type="simple" xlink:href="mailto:andreamazzei88@gmail.com" text:style-name="Internet_20_link" text:visited-style-name="Visited_20_Internet_20_Link"><text:span text:style-name="T27">andreamazzei88@gmail.com</text:span></text:a><text:span text:style-name="T27"> 3201198787)</text:span></text:p>
      <text:p text:style-name="P1">Link: <text:a xlink:type="simple" xlink:href="https://github.com/porcherface/gioco-vespucci" text:style-name="Internet_20_link" text:visited-style-name="Visited_20_Internet_20_Link">https://github.com/porcherface/gioco-vespucci</text:a> <text:span text:style-name="T4">(pagina in costruzione)</text:span></text:p>
      <text:p text:style-name="P16"><text:span text:style-name="T10">Durante le ore di laboratorio </text:span><text:span text:style-name="T23">(20 ore)</text:span><text:span text:style-name="T10"> gli studenti prenderanno familiarità con programmi sia semplici (excel, word, paint) che avanzati (software di elaborazione grafica, animazione, audio editing, linguaggi di programmazione e scripting, motori grafici e motori fisici) che il computer mette a disposizione, l’utilizzo di questi software sarà finalizzato allo sviluppo di </text:span><text:span text:style-name="T13">un piccolo videogame in squadra. </text:span><text:span text:style-name="T4">Lo scopo del </text:span><text:span text:style-name="T23">laboratorio</text:span><text:span text:style-name="T4"> è utilizzare lo sviluppo di un videogame come paradigma per delinare I processi tecnici e creativi necessari a trasformare un’idea in un </text:span><text:span text:style-name="T5">oggetto concreto. </text:span></text:p>
      <text:p text:style-name="P10">Al laboratorio saranno affiancate delle lezioni “just chatting”, per alleggerire la mole tecnica di lavoro e per parlare in maniera costruttiva del ruolo del videogame nel contesto moderno</text:p>
      <text:p text:style-name="P8">Al corso <text:span text:style-name="T16">verranno </text:span>affiancate diverse attività interdisciplinari con le materie di insegnamento ordinario <text:span text:style-name="T16">a seconda delle disponibilità dei docenti.</text:span></text:p>
      <text:p text:style-name="P12"/>
      <text:p text:style-name="P12"><text:span text:style-name="T11">Programma generico </text:span><text:span text:style-name="T12">per argomenti</text:span><text:span text:style-name="T11">:</text:span></text:p>
      <text:p text:style-name="P11">- Laboratorio <text:span text:style-name="T6">(L line, </text:span><text:span text:style-name="T7">20 ore</text:span><text:span text:style-name="T6">)</text:span></text:p>
      <text:p text:style-name="P3"><text:tab/>Ideare un videogame: <text:span text:style-name="T14">dall’idea al draft. Generare una documentazione. </text:span><text:span text:style-name="T17">Scrivere una storia. Raccontare una storia. </text:span></text:p>
      <text:p text:style-name="P3"><text:tab/>Produrre un videogame: <text:span text:style-name="T14">chi/cosa serve per produrre un videogame. Basi di grafica 2d, grafica pixel-perfect, grafica 3d. <text:s/></text:span><text:span text:style-name="T16">Musica e audio-programming.</text:span></text:p>
      <text:p text:style-name="P3"><text:tab/>Programmare un videogame <text:span text:style-name="T17">(dal basso): scrivere un codice di gioco con Python. le classi, Il game-loop, gli eventi. Esempio pratico di un videogame scritto in 50 righe di codice con python3.</text:span></text:p>
      <text:p text:style-name="P5"><text:tab/><text:span text:style-name="T17">Programmare un videogame (dall’alto): <text:s/>gli actors, I characters, I pawns. </text:span><text:span text:style-name="T18">L’AI, il behaviour tree.</text:span><text:span text:style-name="T17"> Cosa significa “motore fisico”. Esempio di utilizzo di un motore fisico (UNREAL ENGINE)</text:span></text:p>
      <text:p text:style-name="P11"/>
      <text:p text:style-name="P11"/>
      <text:p text:style-name="P11"><text:soft-page-break/>- <text:span text:style-name="T6">just Chatting (C line, </text:span><text:span text:style-name="T13">6</text:span><text:span text:style-name="T7"> ore</text:span><text:span text:style-name="T6">)</text:span></text:p>
      <text:p text:style-name="P4"><text:tab/><text:span text:style-name="T7">Il valore del simulatore: </text:span><text:span text:style-name="T13">perché un </text:span><text:span text:style-name="T15">cadetto </text:span><text:span text:style-name="T13">pilota di aerei sa già cosa fare quando per la prima volta entra in un cockpit.</text:span></text:p>
      <text:p text:style-name="P3"><text:tab/><text:span text:style-name="T7">Il videogame come mezzo di espressione artistica: </text:span><text:span text:style-name="T13">dal racconto classico alla rottura della quarta parete.</text:span></text:p>
      <text:p text:style-name="P3"><text:tab/><text:span text:style-name="T9">Gli esports </text:span><text:span text:style-name="T13">e</text:span><text:span text:style-name="T9"> </text:span><text:span text:style-name="T13">i videogame competitivi.</text:span></text:p>
      <text:p text:style-name="P7"><text:span text:style-name="T5"><text:tab/></text:span><text:span text:style-name="T9">La “gamification”: </text:span><text:span text:style-name="T13">trasformare la didattica in gioco, trasformare la produzione in gioco. Benefici e rischi della gamification </text:span><text:span text:style-name="T26">didattica e</text:span><text:span text:style-name="T13"> produttiva.</text:span></text:p>
      <text:p text:style-name="P13"/>
      <text:p text:style-name="P13">- <text:span text:style-name="T13">lezioni ponte (B line, 4 ore)</text:span></text:p>
      <text:p text:style-name="P9"><text:tab/><text:span text:style-name="T13">matematica e fisica: simulazione della fisica di un videogame, parametrizzazione matematica delle proprietà del nostro videogame. (con esempi da discutere con un docente)</text:span></text:p>
      <text:p text:style-name="P9"><text:tab/><text:span text:style-name="T13">lettere: scrivere la narrazione di un videogame story driven. Il cammino dell’eroe. (con esempi da discutere con un docente). </text:span><text:span text:style-name="T25">Raccontare una storia non scritta. Storia vs Lore.</text:span></text:p>
      <text:p text:style-name="P9"><text:tab/><text:span text:style-name="T13">Storia: la storia raccontata da un gioco, </text:span><text:span text:style-name="T24">alcuni esempi dalla saga total war (ricostruzioni di grandi battaglie: canne, teutobourg, termopili, maratona). </text:span><text:span text:style-name="T25">Alcuni esempi dalla saga Assassin’s Creed: l’italia del rinascimento, l’america della corsa all’oro, la rivoluzione di francia, La Londra industriale.</text:span></text:p>
      <text:h text:style-name="P23" text:outline-level="3">Cronoprogramma <text:span text:style-name="T5">dettagliato </text:span><text:span text:style-name="T8">vespucci </text:span><text:span text:style-name="T5">(in costruzione day by day)</text:span>:</text:h>
      <text:p text:style-name="P2"/>
      <text:p text:style-name="P15">Week 1</text:p>
      <text:p text:style-name="P2"><text:span text:style-name="T8">C</text:span>0 - “handshake” (2 ore): <text:s/><text:span text:style-name="T5">Presentazioni, 4 chiacchiere, brainstorming </text:span></text:p>
      <text:p text:style-name="P2"><text:span text:style-name="T9">L0</text:span> - “<text:span text:style-name="T5">mobarpg”</text:span> (2 ore): <text:span text:style-name="T5">Elementi chiave di un moba, elementi chiave di un rpg. Parametrizzazione degli elementi chiave dei due generi. <text:line-break/>Generazione di una scheda degli “actors” </text:span><text:span text:style-name="T20">del gioco ideato in C0. Piccolo laboratorio excel – paint.</text:span></text:p>
      <text:p text:style-name="P2"/>
      <text:p text:style-name="P15">Week 2</text:p>
      <text:p text:style-name="P2">L<text:span text:style-name="T9">1</text:span> (2 ore): <text:span text:style-name="T29">generazione di asset: immagini, animazioni. Laboratorio paint/illustrator per la generazione di una game map.</text:span></text:p>
      <text:p text:style-name="P2">L<text:span text:style-name="T9">2</text:span> (<text:span text:style-name="T28">skipped – da recuperare</text:span>):</text:p>
      <text:p text:style-name="P2">L<text:span text:style-name="T9">3</text:span> (<text:span text:style-name="T28">3</text:span> ore): <text:span text:style-name="T29">asset, actor, character, pawn. Dagli asset al codice. Sessione di live coding in python3. </text:span></text:p>
      <text:p text:style-name="P15"><text:soft-page-break/></text:p>
      <text:p text:style-name="P15">Week 3</text:p>
      <text:p text:style-name="P15">C1 (2 ore)</text:p>
      <text:p text:style-name="P15">B0 (2 ore)</text:p>
      <text:p text:style-name="P15">L4 (3 ore)</text:p>
      <text:p text:style-name="P15"/>
      <text:p text:style-name="P15">Week 4</text:p>
      <text:p text:style-name="P15">C2 (2 ore)</text:p>
      <text:p text:style-name="P15">B1 (2 ore)</text:p>
      <text:p text:style-name="P15">L5 (4 ore)</text:p>
      <text:h text:style-name="P24" text:outline-level="3">Random observations <text:span text:style-name="T21">( </text:span><text:span text:style-name="T22">feel free to add :D )</text:span>:</text:h>
      <text:p text:style-name="P19">Questa sezione per ora è vuota, verrà man man aggiornata con riflessioni sulle lezioni in classe, suggerimenti, osservazioni and so forth.</text:p>
      <text:p text:style-name="P20"/>
      <text:p text:style-name="P21"/>
      <text:p text:style-name="P17"><text:span text:style-name="T2">L</text:span><text:span text:style-name="T1">ink per docenti (</text:span><text:span text:style-name="T3">ancora in costruzione e </text:span><text:span text:style-name="T1">solo keywords, link assenti</text:span><text:span text:style-name="T3">)</text:span></text:p>
      <text:p text:style-name="P19">Gamified physics simulations:</text:p>
      <text:p text:style-name="P19">Velocityraptor: teaching some very complex physics using a videogame</text:p>
      <text:p text:style-name="P19">osmos: un video game che racconta TANTA fisica.</text:p>
      <text:p text:style-name="P19"/>
      <text:p text:style-name="P19">Lettere:</text:p>
      <text:p text:style-name="P19">Dark souls is a metaphor for depression.</text:p>
      <text:p text:style-name="P19">The stanley’s parable. What if the protagonist doesn’t wanna be in your story?</text:p>
      <text:p text:style-name="P19"/>
      <text:p text:style-name="P19">Alcuni videogame affrontabili anche da un adulto:</text:p>
      <text:p text:style-name="P19">portal (PC)</text:p>
      <text:p text:style-name="P19">the last of us (PS4)</text:p>
      <text:p text:style-name="P19">monument valley (mobil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1:41:56.760425584</meta:creation-date>
    <dc:date>2021-07-10T14:41:14.310234121</dc:date>
    <meta:editing-duration>PT1H5M23S</meta:editing-duration>
    <meta:editing-cycles>30</meta:editing-cycles>
    <meta:generator>LibreOffice/7.0.6.2$Linux_X86_64 LibreOffice_project/00$Build-2</meta:generator>
    <meta:document-statistic meta:table-count="0" meta:image-count="0" meta:object-count="0" meta:page-count="3" meta:paragraph-count="52" meta:word-count="646" meta:character-count="4305" meta:non-whitespace-character-count="3690"/>
  </office:meta>
</office:document-meta>
</file>